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2.8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853c" officeooo:paragraph-rsid="0004853c"/>
    </style:style>
    <style:style style:name="P2" style:family="paragraph" style:parent-style-name="Table_20_Contents">
      <style:text-properties fo:font-weight="bold" officeooo:rsid="0004853c" officeooo:paragraph-rsid="0004853c" style:font-weight-asian="bold" style:font-weight-complex="bold"/>
    </style:style>
    <style:style style:name="P3" style:family="paragraph" style:parent-style-name="Table_20_Contents">
      <style:text-properties officeooo:rsid="00063850" officeooo:paragraph-rsid="00063850"/>
    </style:style>
    <style:style style:name="P4" style:family="paragraph" style:parent-style-name="Table_20_Contents">
      <style:text-properties officeooo:rsid="0006a9d5" officeooo:paragraph-rsid="0006a9d5"/>
    </style:style>
    <style:style style:name="P5" style:family="paragraph" style:parent-style-name="Table_20_Contents">
      <style:text-properties fo:font-weight="normal" officeooo:rsid="0006a9d5" officeooo:paragraph-rsid="0006a9d5" style:font-weight-asian="normal" style:font-weight-complex="normal"/>
    </style:style>
    <style:style style:name="T1" style:family="text">
      <style:text-properties officeooo:rsid="000706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Cosas interesantes o relevantes</text:p>
            <text:p text:style-name="P3">Crear un grupo es bastante fácil (al menos hasta llegar al proceso de pago)</text:p>
            <text:p text:style-name="P3">Información de eventos a golpe de vista</text:p>
            <text:p text:style-name="P3"/>
            <text:p text:style-name="P1"/>
            <text:p text:style-name="P1"/>
          </table:table-cell>
          <table:table-cell table:style-name="Tabla1.B1" office:value-type="string">
            <text:p text:style-name="P2">Críticas constructivas</text:p>
            <text:p text:style-name="P3">Homepage para usuarios registrados está mal estructurado.</text:p>
            <text:p text:style-name="P4">Búsqueda de eventos pobre y poco amigable.</text:p>
            <text:p text:style-name="P1"/>
          </table:table-cell>
        </table:table-row>
        <table:table-row>
          <table:table-cell table:style-name="Tabla1.A2" office:value-type="string">
            <text:p text:style-name="P2">Ideas locas y preguntas a partir de la experiencia</text:p>
            <text:p text:style-name="P4">Usando geolocalización, que se avise de eventos cercanos a la ubicación del usuario</text:p>
            <text:p text:style-name="P4"/>
            <text:p text:style-name="P1"/>
            <text:p text:style-name="P1"/>
            <text:p text:style-name="P1"/>
          </table:table-cell>
          <table:table-cell table:style-name="Tabla1.B2" office:value-type="string">
            <text:p text:style-name="P2">Nuevas ideas que se pueden implementar</text:p>
            <text:p text:style-name="P5">Pagar por publicitar eventos por la página o anuncios de la web.</text:p>
            <text:p text:style-name="P5">Sistema de verificación para no crear eventos “falsos”</text:p>
            <text:p text:style-name="P5">S<text:span text:style-name="T1">istema de valoració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6:35:24.052440121</meta:creation-date>
    <dc:date>2020-03-10T17:24:40.597941782</dc:date>
    <meta:editing-duration>PT8M36S</meta:editing-duration>
    <meta:editing-cycles>1</meta:editing-cycles>
    <meta:document-statistic meta:table-count="1" meta:image-count="0" meta:object-count="0" meta:page-count="1" meta:paragraph-count="12" meta:word-count="92" meta:character-count="576" meta:non-whitespace-character-count="496"/>
    <meta:generator>LibreOffice/6.0.7.3$Linux_X86_64 LibreOffice_project/00m0$Build-3</meta:generator>
  </office:meta>
</office:document-meta>
</file>